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alt-i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original</text:p>
          </table:table-cell>
          <table:table-cell table:number-columns-repeated="2"/>
        </table:table-row>
        <table:table-row table:style-name="ro1">
          <table:table-cell office:value-type="float" office:value="101.259" calcext:value-type="float">
            <text:p>101.259</text:p>
          </table:table-cell>
          <table:table-cell office:value-type="float" office:value="10395" calcext:value-type="float">
            <text:p>10395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2]/[.$A$2]" office:value-type="float" office:value="1" calcext:value-type="float">
            <text:p>1</text:p>
          </table:table-cell>
          <table:table-cell table:formula="of:=[.B2]/[.$B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33" calcext:value-type="float">
            <text:p>89.833</text:p>
          </table:table-cell>
          <table:table-cell office:value-type="float" office:value="10283" calcext:value-type="float">
            <text:p>1028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3]/[.$A$2]" office:value-type="float" office:value="0.887160647448622" calcext:value-type="float">
            <text:p>0.8871606474</text:p>
          </table:table-cell>
          <table:table-cell table:formula="of:=[.B3]/[.$B$2]" office:value-type="float" office:value="0.989225589225589" calcext:value-type="float">
            <text:p>0.9892255892</text:p>
          </table:table-cell>
        </table:table-row>
        <table:table-row table:style-name="ro1">
          <table:table-cell office:value-type="float" office:value="79.474" calcext:value-type="float">
            <text:p>79.474</text:p>
          </table:table-cell>
          <table:table-cell office:value-type="float" office:value="10167" calcext:value-type="float">
            <text:p>10167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4]/[.$A$2]" office:value-type="float" office:value="0.784858629850186" calcext:value-type="float">
            <text:p>0.7848586299</text:p>
          </table:table-cell>
          <table:table-cell table:formula="of:=[.B4]/[.$B$2]" office:value-type="float" office:value="0.978066378066378" calcext:value-type="float">
            <text:p>0.9780663781</text:p>
          </table:table-cell>
        </table:table-row>
        <table:table-row table:style-name="ro1">
          <table:table-cell office:value-type="float" office:value="70.105" calcext:value-type="float">
            <text:p>70.105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5]/[.$A$2]" office:value-type="float" office:value="0.692333520970975" calcext:value-type="float">
            <text:p>0.692333521</text:p>
          </table:table-cell>
          <table:table-cell table:formula="of:=[.B5]/[.$B$2]" office:value-type="float" office:value="0.966618566618567" calcext:value-type="float">
            <text:p>0.9666185666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6]/[.$A$2]" office:value-type="float" office:value="0.608834770242645" calcext:value-type="float">
            <text:p>0.6088347702</text:p>
          </table:table-cell>
          <table:table-cell table:formula="of:=[.B6]/[.$B$2]" office:value-type="float" office:value="0.954882154882155" calcext:value-type="float">
            <text:p>0.9548821549</text:p>
          </table:table-cell>
        </table:table-row>
        <table:table-row table:style-name="ro1">
          <table:table-cell office:value-type="float" office:value="54.041" calcext:value-type="float">
            <text:p>54.041</text:p>
          </table:table-cell>
          <table:table-cell office:value-type="float" office:value="9804" calcext:value-type="float">
            <text:p>980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7]/[.$A$2]" office:value-type="float" office:value="0.533690832419834" calcext:value-type="float">
            <text:p>0.5336908324</text:p>
          </table:table-cell>
          <table:table-cell table:formula="of:=[.B7]/[.$B$2]" office:value-type="float" office:value="0.943145743145743" calcext:value-type="float">
            <text:p>0.9431457431</text:p>
          </table:table-cell>
        </table:table-row>
        <table:table-row table:style-name="ro1">
          <table:table-cell office:value-type="float" office:value="47.211" calcext:value-type="float">
            <text:p>47.211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8]/[.$A$2]" office:value-type="float" office:value="0.466240037922555" calcext:value-type="float">
            <text:p>0.4662400379</text:p>
          </table:table-cell>
          <table:table-cell table:formula="of:=[.B8]/[.$B$2]" office:value-type="float" office:value="0.931216931216931" calcext:value-type="float">
            <text:p>0.9312169312</text:p>
          </table:table-cell>
        </table:table-row>
        <table:table-row table:style-name="ro1">
          <table:table-cell office:value-type="float" office:value="35.641" calcext:value-type="float">
            <text:p>35.641</text:p>
          </table:table-cell>
          <table:table-cell office:value-type="float" office:value="9430" calcext:value-type="float">
            <text:p>943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9]/[.$A$2]" office:value-type="float" office:value="0.351978589557471" calcext:value-type="float">
            <text:p>0.3519785896</text:p>
          </table:table-cell>
          <table:table-cell table:formula="of:=[.B9]/[.$B$2]" office:value-type="float" office:value="0.907166907166907" calcext:value-type="float">
            <text:p>0.9071669072</text:p>
          </table:table-cell>
        </table:table-row>
        <table:table-row table:style-name="ro1">
          <table:table-cell office:value-type="float" office:value="26.482" calcext:value-type="float">
            <text:p>26.48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0]/[.$A$2]" office:value-type="float" office:value="0.261527370406581" calcext:value-type="float">
            <text:p>0.2615273704</text:p>
          </table:table-cell>
          <table:table-cell table:formula="of:=[.B10]/[.$B$2]" office:value-type="float" office:value="0.883020683020683" calcext:value-type="float">
            <text:p>0.883020683</text:p>
          </table:table-cell>
        </table:table-row>
        <table:table-row table:style-name="ro1">
          <table:table-cell office:value-type="float" office:value="22.052" calcext:value-type="float">
            <text:p>22.052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1]/[.$A$2]" office:value-type="float" office:value="0.217778172804393" calcext:value-type="float">
            <text:p>0.2177781728</text:p>
          </table:table-cell>
          <table:table-cell table:formula="of:=[.B11]/[.$B$2]" office:value-type="float" office:value="0.870803270803271" calcext:value-type="float">
            <text:p>0.8708032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formula="of:=[.A12]/[.$A$2]" office:value-type="float" office:value="0" calcext:value-type="float">
            <text:p>0</text:p>
          </table:table-cell>
          <table:table-cell table:formula="of:=[.B12]/[.$B$2]" office:value-type="float" office:value="0.870803270803271" calcext:value-type="float">
            <text:p>0.87080327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ref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177782" calcext:value-type="float">
            <text:p>0.2177782</text:p>
          </table:table-cell>
          <table:table-cell table:formula="of:=[$'alt-isp'.$F$12]" office:value-type="float" office:value="0.870803270803271" calcext:value-type="float">
            <text:p>0.8708032708</text:p>
          </table:table-cell>
          <table:table-cell office:value-type="float" office:value="0" calcext:value-type="float">
            <text:p>0</text:p>
          </table:table-cell>
          <table:table-cell office:value-type="float" office:value="3413.775" calcext:value-type="float">
            <text:p>3413.77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088347" calcext:value-type="float">
            <text:p>0.6088347</text:p>
          </table:table-cell>
          <table:table-cell table:formula="of:=[$'alt-isp'.$F$6]" office:value-type="float" office:value="0.954882154882155" calcext:value-type="float">
            <text:p>0.9548821549</text:p>
          </table:table-cell>
          <table:table-cell table:number-columns-repeated="2" office:value-type="float" office:value="1610.765" calcext:value-type="float">
            <text:p>1610.765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.978" calcext:value-type="float">
            <text:p>924.978</text:p>
          </table:table-cell>
          <table:table-cell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ax Isp=</text:p>
          </table:table-cell>
          <table:table-cell table:style-name="ce1" office:value-type="float" office:value="11000" calcext:value-type="float">
            <text:p>11000</text:p>
          </table:table-cell>
          <table:table-cell/>
          <table:table-cell table:style-name="ce1" office:value-type="string" calcext:value-type="string">
            <text:p>converted</text:p>
          </table:table-cell>
          <table:table-cell table:number-columns-repeated="2"/>
        </table:table-row>
        <table:table-row table:style-name="ro1">
          <table:table-cell table:formula="of:=[$'alt-isp'.$A$15]" office:value-type="string" office:string-value="key" calcext:value-type="string">
            <text:p>key</text:p>
          </table:table-cell>
          <table:table-cell table:formula="of:=[$'alt-isp'.$B$15]" office:value-type="string" office:string-value="=" calcext:value-type="string">
            <text:p>=</text:p>
          </table:table-cell>
          <table:table-cell table:formula="of:=[$'alt-isp'.$C$15]" office:value-type="float" office:value="0" calcext:value-type="float">
            <text:p>0</text:p>
          </table:table-cell>
          <table:table-cell table:formula="of:=[.D15]*[.$B$20]" office:value-type="float" office:value="9578.83597883598" calcext:value-type="float">
            <text:p>9578.835978836</text:p>
          </table:table-cell>
          <table:table-cell table:number-columns-repeated="2"/>
        </table:table-row>
        <table:table-row table:style-name="ro1">
          <table:table-cell table:formula="of:=[$'alt-isp'.$A$16]" office:value-type="string" office:string-value="key" calcext:value-type="string">
            <text:p>key</text:p>
          </table:table-cell>
          <table:table-cell table:formula="of:=[$'alt-isp'.$B$16]" office:value-type="string" office:string-value="=" calcext:value-type="string">
            <text:p>=</text:p>
          </table:table-cell>
          <table:table-cell table:formula="of:=[$'alt-isp'.$C$16]" office:value-type="float" office:value="0.2177782" calcext:value-type="float">
            <text:p>0.2177782</text:p>
          </table:table-cell>
          <table:table-cell table:formula="of:=[.D16]*[.$B$20]" office:value-type="float" office:value="9578.83597883598" calcext:value-type="float">
            <text:p>9578.835978836</text:p>
          </table:table-cell>
          <table:table-cell table:formula="of:=[$'alt-isp'.$E$16]" office:value-type="float" office:value="0" calcext:value-type="float">
            <text:p>0</text:p>
          </table:table-cell>
          <table:table-cell table:formula="of:=[$'alt-isp'.$F$16]" office:value-type="float" office:value="3413.775" calcext:value-type="float">
            <text:p>3413.775</text:p>
          </table:table-cell>
        </table:table-row>
        <table:table-row table:style-name="ro1">
          <table:table-cell table:formula="of:=[$'alt-isp'.$A$17]" office:value-type="string" office:string-value="key" calcext:value-type="string">
            <text:p>key</text:p>
          </table:table-cell>
          <table:table-cell table:formula="of:=[$'alt-isp'.$B$17]" office:value-type="string" office:string-value="=" calcext:value-type="string">
            <text:p>=</text:p>
          </table:table-cell>
          <table:table-cell table:formula="of:=[$'alt-isp'.$C$17]" office:value-type="float" office:value="0.6088347" calcext:value-type="float">
            <text:p>0.6088347</text:p>
          </table:table-cell>
          <table:table-cell table:formula="of:=[.D17]*[.$B$20]" office:value-type="float" office:value="10503.7037037037" calcext:value-type="float">
            <text:p>10503.7037037037</text:p>
          </table:table-cell>
          <table:table-cell table:formula="of:=[$'alt-isp'.$E$17]" office:value-type="float" office:value="1610.765" calcext:value-type="float">
            <text:p>1610.765</text:p>
          </table:table-cell>
          <table:table-cell table:formula="of:=[$'alt-isp'.$F$17]" office:value-type="float" office:value="1610.765" calcext:value-type="float">
            <text:p>1610.765</text:p>
          </table:table-cell>
        </table:table-row>
        <table:table-row table:style-name="ro1">
          <table:table-cell table:formula="of:=[$'alt-isp'.$A$18]" office:value-type="string" office:string-value="key" calcext:value-type="string">
            <text:p>key</text:p>
          </table:table-cell>
          <table:table-cell table:formula="of:=[$'alt-isp'.$B$18]" office:value-type="string" office:string-value="=" calcext:value-type="string">
            <text:p>=</text:p>
          </table:table-cell>
          <table:table-cell table:formula="of:=[$'alt-isp'.$C$18]" office:value-type="float" office:value="1" calcext:value-type="float">
            <text:p>1</text:p>
          </table:table-cell>
          <table:table-cell table:formula="of:=[.D18]*[.$B$20]" office:value-type="float" office:value="11000" calcext:value-type="float">
            <text:p>11000</text:p>
          </table:table-cell>
          <table:table-cell table:formula="of:=[$'alt-isp'.$E$18]" office:value-type="float" office:value="924.978" calcext:value-type="float">
            <text:p>924.978</text:p>
          </table:table-cell>
          <table:table-cell table:formula="of:=[$'alt-isp'.$F$18]" office:value-type="float" office:value="1121.447" calcext:value-type="float">
            <text:p>1121.4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4"/>
        </table:table-row>
      </table:table>
      <table:table table:name="vel-thrus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Mach 1</text:p>
          </table:table-cell>
          <table:table-cell table:style-name="ce2" office:value-type="float" office:value="340.29" calcext:value-type="float">
            <text:p>340.29</text:p>
          </table:table-cell>
          <table:table-cell/>
          <table:table-cell table:style-name="ce2" office:value-type="string" calcext:value-type="string">
            <text:p>origin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2" calcext:value-type="float">
            <text:p>0.2</text:p>
          </table:table-cell>
          <table:table-cell office:value-type="float" office:value="0.847" calcext:value-type="float">
            <text:p>0.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4" calcext:value-type="float">
            <text:p>0.4</text:p>
          </table:table-cell>
          <table:table-cell office:value-type="float" office:value="0.757" calcext:value-type="float">
            <text:p>0.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6" calcext:value-type="float">
            <text:p>0.6</text:p>
          </table:table-cell>
          <table:table-cell office:value-type="float" office:value="0.714" calcext:value-type="float">
            <text:p>0.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.8</text:p>
          </table:table-cell>
          <table:table-cell office:value-type="float" office:value="0.699" calcext:value-type="float">
            <text:p>0.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1" calcext:value-type="float">
            <text:p>1.1</text:p>
          </table:table-cell>
          <table:table-cell office:value-type="float" office:value="0.588" calcext:value-type="float">
            <text:p>0.588</text:p>
          </table:table-cell>
          <table:table-cell table:number-columns-repeated="2" office:value-type="float" office:value="-1.364789" calcext:value-type="float">
            <text:p>-1.3647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4" calcext:value-type="float">
            <text:p>1.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1.30931" calcext:value-type="float">
            <text:p>-1.30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refined</text:p>
          </table:table-cell>
          <table:table-cell table:number-columns-repeated="5"/>
          <table:table-cell table:style-name="ce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1400766" calcext:value-type="float">
            <text:p>-0.001400766</text:p>
          </table:table-cell>
          <table:table-cell office:value-type="float" office:value="-0.00267458" calcext:value-type="float">
            <text:p>-0.00267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204.174" calcext:value-type="float">
            <text:p>204.174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-0.0004952972" calcext:value-type="float">
            <text:p>-0.0004952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40.29" calcext:value-type="float">
            <text:p>340.29</text:p>
          </table:table-cell>
          <table:table-cell office:value-type="float" office:value="0.692" calcext:value-type="float">
            <text:p>0.692</text:p>
          </table:table-cell>
          <table:table-cell office:value-type="float" office:value="0" calcext:value-type="float">
            <text:p>0</text:p>
          </table:table-cell>
          <table:table-cell office:value-type="float" office:value="-0.003113849" calcext:value-type="float">
            <text:p>-0.003113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374.319" calcext:value-type="float">
            <text:p>374.319</text:p>
          </table:table-cell>
          <table:table-cell office:value-type="float" office:value="0.588" calcext:value-type="float">
            <text:p>0.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476.406" calcext:value-type="float">
            <text:p>476.406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-0.003729787" calcext:value-type="float">
            <text:p>-0.003729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=</text:p>
          </table:table-cell>
          <table:table-cell office:value-type="float" office:value="510.435" calcext:value-type="float">
            <text:p>510.4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18:22:25.25064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er </meta:initial-creator>
    <meta:creation-date>2014-12-26T00:46:59.618309938</meta:creation-date>
    <dc:date>2015-01-02T18:31:07.494666713</dc:date>
    <dc:creator>player </dc:creator>
    <meta:editing-duration>PT8H53M11S</meta:editing-duration>
    <meta:editing-cycles>16</meta:editing-cycles>
    <meta:generator>LibreOffice/4.2.7.2$Linux_x86 LibreOffice_project/420m0$Build-2</meta:generator>
    <meta:document-statistic meta:table-count="2" meta:cell-count="193" meta:object-count="0"/>
  </office:meta>
</office:document-meta>
</file>